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4.932cm" table:align="left"/>
    </style:style>
    <style:style style:name="Table1.A" style:family="table-column">
      <style:table-column-properties style:column-width="4.932cm"/>
    </style:style>
    <style:style style:name="Table1.A1" style:family="table-cell">
      <style:table-cell-properties style:vertical-align="middle" fo:padding="0.049cm" fo:border="none"/>
    </style:style>
    <style:style style:name="Table2" style:family="table">
      <style:table-properties style:width="16.376cm" table:align="left"/>
    </style:style>
    <style:style style:name="Table2.A" style:family="table-column">
      <style:table-column-properties style:column-width="16.376cm"/>
    </style:style>
    <style:style style:name="Table2.A1" style:family="table-cell">
      <style:table-cell-properties style:vertical-align="middle" fo:padding="0.049cm" fo:border="none"/>
    </style:style>
    <style:style style:name="Table3" style:family="table">
      <style:table-properties style:width="8.326cm" table:align="left"/>
    </style:style>
    <style:style style:name="Table3.A" style:family="table-column">
      <style:table-column-properties style:column-width="8.326cm"/>
    </style:style>
    <style:style style:name="Table3.A1" style:family="table-cell">
      <style:table-cell-properties style:vertical-align="middle" fo:padding="0.049cm" fo:border="none"/>
    </style:style>
    <style:style style:name="Table4" style:family="table">
      <style:table-properties style:width="5.56cm" table:align="left"/>
    </style:style>
    <style:style style:name="Table4.A" style:family="table-column">
      <style:table-column-properties style:column-width="5.56cm"/>
    </style:style>
    <style:style style:name="Table4.A1" style:family="table-cell">
      <style:table-cell-properties style:vertical-align="middle" fo:padding="0.049cm" fo:border="none"/>
    </style:style>
    <style:style style:name="Table5" style:family="table">
      <style:table-properties style:width="7.061cm" table:align="left"/>
    </style:style>
    <style:style style:name="Table5.A" style:family="table-column">
      <style:table-column-properties style:column-width="7.061cm"/>
    </style:style>
    <style:style style:name="Table5.A1" style:family="table-cell">
      <style:table-cell-properties style:vertical-align="middle" fo:padding="0.049cm" fo:border="none"/>
    </style:style>
    <style:style style:name="Table6" style:family="table">
      <style:table-properties style:width="10.022cm" table:align="left"/>
    </style:style>
    <style:style style:name="Table6.A" style:family="table-column">
      <style:table-column-properties style:column-width="10.022cm"/>
    </style:style>
    <style:style style:name="Table6.A1" style:family="table-cell">
      <style:table-cell-properties style:vertical-align="middle" fo:padding="0.049cm" fo:border="none"/>
    </style:style>
    <style:style style:name="Table7" style:family="table">
      <style:table-properties style:width="12.963cm" table:align="left"/>
    </style:style>
    <style:style style:name="Table7.A" style:family="table-column">
      <style:table-column-properties style:column-width="12.963cm"/>
    </style:style>
    <style:style style:name="Table7.A1" style:family="table-cell">
      <style:table-cell-properties style:vertical-align="middle" fo:padding="0.049cm" fo:border="none"/>
    </style:style>
    <style:style style:name="Table8" style:family="table">
      <style:table-properties style:width="4.286cm" table:align="left"/>
    </style:style>
    <style:style style:name="Table8.A" style:family="table-column">
      <style:table-column-properties style:column-width="4.286cm"/>
    </style:style>
    <style:style style:name="Table8.A1" style:family="table-cell">
      <style:table-cell-properties style:vertical-align="middle" fo:padding="0.049cm" fo:border="none"/>
    </style:style>
    <style:style style:name="Table9" style:family="table">
      <style:table-properties style:width="3.247cm" table:align="left"/>
    </style:style>
    <style:style style:name="Table9.A" style:family="table-column">
      <style:table-column-properties style:column-width="3.247cm"/>
    </style:style>
    <style:style style:name="Table9.A1" style:family="table-cell">
      <style:table-cell-properties style:vertical-align="middle" fo:padding="0.049cm" fo:border="none"/>
    </style:style>
    <style:style style:name="Table10" style:family="table">
      <style:table-properties style:width="6.627cm" table:align="left"/>
    </style:style>
    <style:style style:name="Table10.A" style:family="table-column">
      <style:table-column-properties style:column-width="6.627cm"/>
    </style:style>
    <style:style style:name="Table10.A1" style:family="table-cell">
      <style:table-cell-properties style:vertical-align="middle" fo:padding="0.049cm" fo:border="none"/>
    </style:style>
    <style:style style:name="Table11" style:family="table">
      <style:table-properties style:width="19.793cm" table:align="left"/>
    </style:style>
    <style:style style:name="Table11.A" style:family="table-column">
      <style:table-column-properties style:column-width="19.793cm"/>
    </style:style>
    <style:style style:name="Table11.A1" style:family="table-cell">
      <style:table-cell-properties style:vertical-align="middle" fo:padding="0.049cm" fo:border="none"/>
    </style:style>
    <style:style style:name="Table12" style:family="table">
      <style:table-properties style:width="10.672cm" table:align="left"/>
    </style:style>
    <style:style style:name="Table12.A" style:family="table-column">
      <style:table-column-properties style:column-width="10.672cm"/>
    </style:style>
    <style:style style:name="Table12.A1" style:family="table-cell">
      <style:table-cell-properties style:vertical-align="middle" fo:padding="0.049cm" fo:border="none"/>
    </style:style>
    <style:style style:name="Table13" style:family="table">
      <style:table-properties style:width="10.465cm" table:align="left"/>
    </style:style>
    <style:style style:name="Table13.A" style:family="table-column">
      <style:table-column-properties style:column-width="10.465cm"/>
    </style:style>
    <style:style style:name="Table13.A1" style:family="table-cell">
      <style:table-cell-properties style:vertical-align="middle" fo:padding="0.049cm" fo:border="none"/>
    </style:style>
    <style:style style:name="Table14" style:family="table">
      <style:table-properties style:width="7.059cm" table:align="left"/>
    </style:style>
    <style:style style:name="Table14.A" style:family="table-column">
      <style:table-column-properties style:column-width="7.059cm"/>
    </style:style>
    <style:style style:name="Table14.A1" style:family="table-cell">
      <style:table-cell-properties style:vertical-align="middle" fo:padding="0.049cm" fo:border="none"/>
    </style:style>
    <style:style style:name="Table15" style:family="table">
      <style:table-properties style:width="7.906cm" table:align="left"/>
    </style:style>
    <style:style style:name="Table15.A" style:family="table-column">
      <style:table-column-properties style:column-width="7.906cm"/>
    </style:style>
    <style:style style:name="Table15.A1" style:family="table-cell">
      <style:table-cell-properties style:vertical-align="middle" fo:padding="0.049cm" fo:border="none"/>
    </style:style>
    <style:style style:name="Table16" style:family="table">
      <style:table-properties style:width="7.899cm" table:align="left"/>
    </style:style>
    <style:style style:name="Table16.A" style:family="table-column">
      <style:table-column-properties style:column-width="7.899cm"/>
    </style:style>
    <style:style style:name="Table16.A1" style:family="table-cell">
      <style:table-cell-properties style:vertical-align="middle" fo:padding="0.049cm" fo:border="none"/>
    </style:style>
    <style:style style:name="Table17" style:family="table">
      <style:table-properties style:width="11.308cm" table:align="left"/>
    </style:style>
    <style:style style:name="Table17.A" style:family="table-column">
      <style:table-column-properties style:column-width="11.308cm"/>
    </style:style>
    <style:style style:name="Table17.A1" style:family="table-cell">
      <style:table-cell-properties style:vertical-align="middle" fo:padding="0.049cm" fo:border="none"/>
    </style:style>
    <style:style style:name="Table18" style:family="table">
      <style:table-properties style:width="9.61cm" table:align="left"/>
    </style:style>
    <style:style style:name="Table18.A" style:family="table-column">
      <style:table-column-properties style:column-width="9.61cm"/>
    </style:style>
    <style:style style:name="Table18.A1" style:family="table-cell">
      <style:table-cell-properties style:vertical-align="middle" fo:padding="0.049cm" fo:border="none"/>
    </style:style>
    <style:style style:name="Table19" style:family="table">
      <style:table-properties style:width="4.704cm" table:align="left"/>
    </style:style>
    <style:style style:name="Table19.A" style:family="table-column">
      <style:table-column-properties style:column-width="4.704cm"/>
    </style:style>
    <style:style style:name="Table19.A1" style:family="table-cell">
      <style:table-cell-properties style:vertical-align="middle" fo:padding="0.049cm" fo:border="none"/>
    </style:style>
    <style:style style:name="Table20" style:family="table">
      <style:table-properties style:width="8.747cm" table:align="left"/>
    </style:style>
    <style:style style:name="Table20.A" style:family="table-column">
      <style:table-column-properties style:column-width="8.747cm"/>
    </style:style>
    <style:style style:name="Table20.A1" style:family="table-cell">
      <style:table-cell-properties style:vertical-align="middle" fo:padding="0.049cm" fo:border="none"/>
    </style:style>
    <style:style style:name="Table21" style:family="table">
      <style:table-properties style:width="6.415cm" table:align="left"/>
    </style:style>
    <style:style style:name="Table21.A" style:family="table-column">
      <style:table-column-properties style:column-width="6.415cm"/>
    </style:style>
    <style:style style:name="Table21.A1" style:family="table-cell">
      <style:table-cell-properties style:vertical-align="middle" fo:padding="0.049cm" fo:border="none"/>
    </style:style>
    <style:style style:name="Table22" style:family="table">
      <style:table-properties style:width="11.698cm" table:align="left"/>
    </style:style>
    <style:style style:name="Table22.A" style:family="table-column">
      <style:table-column-properties style:column-width="11.698cm"/>
    </style:style>
    <style:style style:name="Table22.A1" style:family="table-cell">
      <style:table-cell-properties style:vertical-align="middle" fo:padding="0.049cm" fo:border="none"/>
    </style:style>
    <style:style style:name="Table23" style:family="table">
      <style:table-properties style:width="6.412cm" table:align="left"/>
    </style:style>
    <style:style style:name="Table23.A" style:family="table-column">
      <style:table-column-properties style:column-width="6.412cm"/>
    </style:style>
    <style:style style:name="Table23.A1" style:family="table-cell">
      <style:table-cell-properties style:vertical-align="middle" fo:padding="0.049cm" fo:border="none"/>
    </style:style>
    <style:style style:name="Table24" style:family="table">
      <style:table-properties style:width="11.522cm" table:align="left"/>
    </style:style>
    <style:style style:name="Table24.A" style:family="table-column">
      <style:table-column-properties style:column-width="11.522cm"/>
    </style:style>
    <style:style style:name="Table24.A1" style:family="table-cell">
      <style:table-cell-properties style:vertical-align="middle" fo:padding="0.049cm" fo:border="none"/>
    </style:style>
    <style:style style:name="Table25" style:family="table">
      <style:table-properties style:width="7.467cm" table:align="left"/>
    </style:style>
    <style:style style:name="Table25.A" style:family="table-column">
      <style:table-column-properties style:column-width="7.467cm"/>
    </style:style>
    <style:style style:name="Table25.A1" style:family="table-cell">
      <style:table-cell-properties style:vertical-align="middle" fo:padding="0.049cm" fo:border="none"/>
    </style:style>
    <style:style style:name="Table26" style:family="table">
      <style:table-properties style:width="17.24cm" table:align="left"/>
    </style:style>
    <style:style style:name="Table26.A" style:family="table-column">
      <style:table-column-properties style:column-width="17.24cm"/>
    </style:style>
    <style:style style:name="Table26.A1" style:family="table-cell">
      <style:table-cell-properties style:vertical-align="middle" fo:padding="0.049cm" fo:border="none"/>
    </style:style>
    <style:style style:name="Table27" style:family="table">
      <style:table-properties style:width="13.383cm" table:align="left"/>
    </style:style>
    <style:style style:name="Table27.A" style:family="table-column">
      <style:table-column-properties style:column-width="13.383cm"/>
    </style:style>
    <style:style style:name="Table27.A1" style:family="table-cell">
      <style:table-cell-properties style:vertical-align="middle" fo:padding="0.049cm" fo:border="none"/>
    </style:style>
    <style:style style:name="Table28" style:family="table">
      <style:table-properties style:width="6.205cm" table:align="left"/>
    </style:style>
    <style:style style:name="Table28.A" style:family="table-column">
      <style:table-column-properties style:column-width="6.205cm"/>
    </style:style>
    <style:style style:name="Table28.A1" style:family="table-cell">
      <style:table-cell-properties style:vertical-align="middle" fo:padding="0.049cm" fo:border="none"/>
    </style:style>
    <style:style style:name="Table29" style:family="table">
      <style:table-properties style:width="9.179cm" table:align="left"/>
    </style:style>
    <style:style style:name="Table29.A" style:family="table-column">
      <style:table-column-properties style:column-width="9.179cm"/>
    </style:style>
    <style:style style:name="Table29.A1" style:family="table-cell">
      <style:table-cell-properties style:vertical-align="middle" fo:padding="0.049cm" fo:border="none"/>
    </style:style>
    <style:style style:name="Table30" style:family="table">
      <style:table-properties style:width="2.798cm" table:align="left"/>
    </style:style>
    <style:style style:name="Table30.A" style:family="table-column">
      <style:table-column-properties style:column-width="2.798cm"/>
    </style:style>
    <style:style style:name="Table30.A1" style:family="table-cell">
      <style:table-cell-properties style:vertical-align="middle" fo:padding="0.049cm" fo:border="none"/>
    </style:style>
    <style:style style:name="Table31" style:family="table">
      <style:table-properties style:width="2.798cm" table:align="left"/>
    </style:style>
    <style:style style:name="Table31.A" style:family="table-column">
      <style:table-column-properties style:column-width="2.798cm"/>
    </style:style>
    <style:style style:name="Table31.A1" style:family="table-cell">
      <style:table-cell-properties style:vertical-align="middle" fo:padding="0.049cm" fo:border="none"/>
    </style:style>
    <style:style style:name="Table32" style:family="table">
      <style:table-properties style:width="2.798cm" table:align="left"/>
    </style:style>
    <style:style style:name="Table32.A" style:family="table-column">
      <style:table-column-properties style:column-width="2.798cm"/>
    </style:style>
    <style:style style:name="Table32.A1" style:family="table-cell">
      <style:table-cell-properties style:vertical-align="middle" fo:padding="0.049cm" fo:border="none"/>
    </style:style>
    <style:style style:name="Table33" style:family="table">
      <style:table-properties style:width="3.216cm" table:align="left"/>
    </style:style>
    <style:style style:name="Table33.A" style:family="table-column">
      <style:table-column-properties style:column-width="3.216cm"/>
    </style:style>
    <style:style style:name="Table33.A1" style:family="table-cell">
      <style:table-cell-properties style:vertical-align="middle" fo:padding="0.049cm" fo:border="none"/>
    </style:style>
    <style:style style:name="P1" style:family="paragraph" style:parent-style-name="Preformatted_20_Text">
      <style:paragraph-properties fo:margin-top="0cm" fo:margin-bottom="0.499cm"/>
    </style:style>
    <style:style style:name="P2" style:family="paragraph" style:parent-style-name="Preformatted_20_Text">
      <style:paragraph-properties fo:margin-left="1cm" fo:margin-right="1cm" fo:text-indent="0cm" style:auto-text-indent="false"/>
    </style:style>
    <style:style style:name="P3" style:family="paragraph" style:parent-style-name="Preformatted_20_Text">
      <style:paragraph-properties fo:margin-left="1cm" fo:margin-right="1cm" fo:margin-top="0cm" fo:margin-bottom="0.499cm" fo:text-indent="0cm" style:auto-text-indent="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1">
      <style:paragraph-properties fo:margin-top="0cm" fo:margin-bottom="0cm"/>
    </style:style>
    <style:style style:name="P8" style:family="paragraph" style:parent-style-name="Text_20_body" style:list-style-name="L2">
      <style:paragraph-properties fo:margin-top="0cm" fo:margin-bottom="0cm"/>
    </style:style>
    <style:style style:name="P9" style:family="paragraph" style:parent-style-name="Text_20_body" style:list-style-name="L3">
      <style:paragraph-properties fo:margin-top="0cm" fo:margin-bottom="0cm"/>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Kickstarting Flask on Ubuntu - Setup and Deployment </text:h>
      <text:p text:style-name="Text_20_body"><text:span text:style-name="Strong_20_Emphasis">This tutorial details how to setup a Flask application on a server running Ubuntu.</text:span></text:p>
      <text:p text:style-name="Text_20_body">Since this process can be difficult, as there are a number of moving pieces, we’ll look at this in multiple parts, starting with the most basic configuration and working our way up:</text:p>
      <text:list xml:id="list1062614006019167795" text:style-name="L1">
        <text:list-item>
          <text:p text:style-name="P7">Part 1: Setting up the basic configuration </text:p>
        </text:list-item>
        <text:list-item>
          <text:p text:style-name="P7">Part 2: Adding Supervisor </text:p>
        </text:list-item>
        <text:list-item>
          <text:p text:style-name="P7">Part 3: Simplifying deployment with Git Hooks </text:p>
        </text:list-item>
        <text:list-item>
          <text:p text:style-name="P4">Part 4: Automating with Fabric (<text:span text:style-name="Emphasis">with an example video!</text:span>) </text:p>
        </text:list-item>
      </text:list>
      <text:p text:style-name="Text_20_body"><text:span text:style-name="Emphasis">Updates:</text:span></text:p>
      <text:list xml:id="list4769153260941902709" text:style-name="L2">
        <text:list-item>
          <text:p text:style-name="P8">10/28/2014: Added info on how to add a new user on Ubuntu </text:p>
        </text:list-item>
        <text:list-item>
          <text:p text:style-name="P5">04/16/2015: Updated nginx configuration </text:p>
        </text:list-item>
      </text:list>
      <text:p text:style-name="Horizontal_20_Line"/>
      <text:p text:style-name="Text_20_body">We’ll specifically be using:</text:p>
      <text:list xml:id="list977290049196556748" text:style-name="L3">
        <text:list-item>
          <text:p text:style-name="P9">Ubuntu 14.04 </text:p>
        </text:list-item>
        <text:list-item>
          <text:p text:style-name="P9">nginx 1.4.6 </text:p>
        </text:list-item>
        <text:list-item>
          <text:p text:style-name="P9">gunicorn 19.1.1 </text:p>
        </text:list-item>
        <text:list-item>
          <text:p text:style-name="P9">Python 2.7.8 </text:p>
        </text:list-item>
        <text:list-item>
          <text:p text:style-name="P9">Pip 1.5.4 </text:p>
        </text:list-item>
        <text:list-item>
          <text:p text:style-name="P9">virtualenv 1.11.4 </text:p>
        </text:list-item>
        <text:list-item>
          <text:p text:style-name="P9">Flask 0.10.1 </text:p>
        </text:list-item>
        <text:list-item>
          <text:p text:style-name="P6">Supervisor 3.0b2 </text:p>
        </text:list-item>
      </text:list>
      <text:p text:style-name="Text_20_body">Assuming you already have a VPS running an Ubuntu operating system, we need to set up a web server on top of the operating system to serve static files – like stylesheets, JavaScript files, and images – to end users. We’ll use <text:a xlink:type="simple" xlink:href="http://nginx.org/" text:style-name="Internet_20_link" text:visited-style-name="Visited_20_Internet_20_Link">nginx</text:a> as our web server. Since a web server cannot communicate directly with Flask (err Python), we’ll use <text:a xlink:type="simple" xlink:href="http://gunicorn.org/" text:style-name="Internet_20_link" text:visited-style-name="Visited_20_Internet_20_Link">gunicorn</text:a> to act as a medium between the server and Python/Flask.</text:p>
      <text:p text:style-name="Text_20_body">Wait, why do we need <text:span text:style-name="Emphasis">two</text:span> servers? Think if Gunicorn as the <text:span text:style-name="Emphasis">application</text:span> web server that will be running behind nginx – the front facing web server. Gunicorn is WSGI compatible. It can talk to other applications that support WSGI, like Flask or Django.</text:p>
      <text:p text:style-name="Text_20_body"><text:soft-page-break/><draw:frame draw:style-name="fr1" draw:name="graphics1" text:anchor-type="as-char" svg:width="15.995cm" svg:height="7.422cm" draw:z-index="0"><draw:image xlink:href="../flaskServerSetup_files/localhost2.jpg" xlink:type="simple" xlink:show="embed" xlink:actuate="onLoad"/><svg:title>nginx+gunicorn</svg:title></draw:frame></text:p>
      <text:p text:style-name="Quotations">Need access to a web server? Check out <text:a xlink:type="simple" xlink:href="https://www.digitalocean.com/" text:style-name="Internet_20_link" text:visited-style-name="Visited_20_Internet_20_Link">Digital Ocean</text:a>, <text:a xlink:type="simple" xlink:href="https://www.linode.com/" text:style-name="Internet_20_link" text:visited-style-name="Visited_20_Internet_20_Link">Linode</text:a>, or <text:a xlink:type="simple" xlink:href="http://aws.amazon.com/ec2/" text:style-name="Internet_20_link" text:visited-style-name="Visited_20_Internet_20_Link">Amazon EC2</text:a>. Alternatively, you can use <text:a xlink:type="simple" xlink:href="https://www.vagrantup.com/" text:style-name="Internet_20_link" text:visited-style-name="Visited_20_Internet_20_Link">Vagrant</text:a> to emulate a Linux environment. This setup was tested on both Digital Ocean and Linode.</text:p>
      <text:p text:style-name="Text_20_body">The end goal: HTTP requests are routed from the web server to Flask, which Flask handles appropriately, and the responses are then sent right back to the web server and, finally, back to the end user. Properly implementing a Web Server Gateway Interface (WSGI) will be paramount to our success.</text:p>
      <text:p text:style-name="Text_20_body"><draw:frame draw:style-name="fr1" draw:name="graphics2" text:anchor-type="as-char" svg:width="8.989cm" svg:height="9.407cm" draw:z-index="1"><draw:image xlink:href="../flaskServerSetup_files/wsgi.jpg" xlink:type="simple" xlink:show="embed" xlink:actuate="onLoad"/><svg:title>wsgi</svg:title></draw:frame></text:p>
      <text:p text:style-name="Text_20_body">Let’s get to it.</text:p>
      <text:h text:style-name="Heading_20_2" text:outline-level="2"><text:bookmark text:name="Part.1.-.Setup"/><text:bookmark text:name="part-1--setup"/>Part 1 – Setup</text:h>
      <text:p text:style-name="Text_20_body">Let’s get the basic configuration setup.</text:p>
      <text:h text:style-name="Heading_20_3" text:outline-level="3"><text:bookmark text:name="Add.a.new.User"/><text:soft-page-break/>Add a new User</text:h>
      <text:p text:style-name="Text_20_body">After SSH’ing into the server as the ‘root’ user, run-</text:p>
      <table:table table:name="Table1" table:style-name="Table1">
        <table:table-column table:style-name="Table1.A"/>
        <table:table-row>
          <table:table-cell table:style-name="Table1.A1" office:value-type="string">
            <text:p text:style-name="Preformatted_20_Text"><text:span text:style-name="Source_20_Text">$ adduser newuser</text:span></text:p>
            <text:p text:style-name="P1"><text:span text:style-name="Source_20_Text">$ adduser newuser sudo</text:span></text:p>
          </table:table-cell>
        </table:table-row>
      </table:table>
      <text:p text:style-name="Text_20_body">-to create a new user with ‘sudo’ privileges.</text:p>
      <text:h text:style-name="Heading_20_3" text:outline-level="3"><text:bookmark text:name="Install.the.Requirements"/>Install the Requirements</text:h>
      <text:p text:style-name="Text_20_body">SSH into the server with the new user, and then install the following packages:</text:p>
      <table:table table:name="Table2" table:style-name="Table2">
        <table:table-column table:style-name="Table2.A"/>
        <table:table-row>
          <table:table-cell table:style-name="Table2.A1" office:value-type="string">
            <text:p text:style-name="Preformatted_20_Text"><text:span text:style-name="Source_20_Text">$ sudo apt-get update</text:span></text:p>
            <text:p text:style-name="P1"><text:span text:style-name="Source_20_Text">$ sudo apt-get install -y python python-pip python-virtualenv nginx gunicorn</text:span></text:p>
          </table:table-cell>
        </table:table-row>
      </table:table>
      <text:h text:style-name="Heading_20_3" text:outline-level="3"><text:bookmark text:name="Set.up.Flask"/>Set up Flask</text:h>
      <text:p text:style-name="Text_20_body">Start by creating a new directory, “/home/www”, to store the project:</text:p>
      <table:table table:name="Table3" table:style-name="Table3">
        <table:table-column table:style-name="Table3.A"/>
        <table:table-row>
          <table:table-cell table:style-name="Table3.A1" office:value-type="string">
            <text:p text:style-name="P1"><text:span text:style-name="Source_20_Text">$ sudo mkdir /home/www &amp;&amp; cd /home/www</text:span></text:p>
          </table:table-cell>
        </table:table-row>
      </table:table>
      <text:p text:style-name="Text_20_body">Then create and activate a virtualenv:</text:p>
      <table:table table:name="Table4" table:style-name="Table4">
        <table:table-column table:style-name="Table4.A"/>
        <table:table-row>
          <table:table-cell table:style-name="Table4.A1" office:value-type="string">
            <text:p text:style-name="Preformatted_20_Text"><text:span text:style-name="Source_20_Text">$ sudo virtualenv env</text:span></text:p>
            <text:p text:style-name="P1"><text:span text:style-name="Source_20_Text">$ source env/bin/activate</text:span></text:p>
          </table:table-cell>
        </table:table-row>
      </table:table>
      <text:p text:style-name="Text_20_body">Install the requirements:</text:p>
      <table:table table:name="Table5" table:style-name="Table5">
        <table:table-column table:style-name="Table5.A"/>
        <table:table-row>
          <table:table-cell table:style-name="Table5.A1" office:value-type="string">
            <text:p text:style-name="P1"><text:span text:style-name="Source_20_Text">$ sudo pip install Flask==0.10.1</text:span></text:p>
          </table:table-cell>
        </table:table-row>
      </table:table>
      <text:p text:style-name="Text_20_body">Now set up your project:</text:p>
      <table:table table:name="Table6" table:style-name="Table6">
        <table:table-column table:style-name="Table6.A"/>
        <table:table-row>
          <table:table-cell table:style-name="Table6.A1" office:value-type="string">
            <text:p text:style-name="Preformatted_20_Text"><text:span text:style-name="Source_20_Text">$ sudo mkdir flask_project &amp;&amp; cd flask_project</text:span></text:p>
            <text:p text:style-name="P1"><text:span text:style-name="Source_20_Text">$ sudo vim app.py</text:span></text:p>
          </table:table-cell>
        </table:table-row>
      </table:table>
      <text:p text:style-name="Text_20_body">Add the following code to <text:span text:style-name="Emphasis">app.py</text:span>:</text:p>
      <table:table table:name="Table7" table:style-name="Table7">
        <table:table-column table:style-name="Table7.A"/>
        <table:table-row>
          <table:table-cell table:style-name="Table7.A1" office:value-type="string">
            <text:p text:style-name="Preformatted_20_Text"><text:span text:style-name="Source_20_Text">from flask import Flask, jsonify</text:span></text:p>
            <text:p text:style-name="Preformatted_20_Text"/>
            <text:p text:style-name="Preformatted_20_Text"><text:span text:style-name="Source_20_Text">app = Flask(__name__)</text:span></text:p>
            <text:p text:style-name="Preformatted_20_Text"/>
            <text:p text:style-name="Preformatted_20_Text"/>
            <text:p text:style-name="Preformatted_20_Text"><text:span text:style-name="Source_20_Text">@app.route('/')</text:span></text:p>
            <text:p text:style-name="Preformatted_20_Text"><text:span text:style-name="Source_20_Text">def index():</text:span></text:p>
            <text:p text:style-name="Preformatted_20_Text"><text:span text:style-name="Source_20_Text"><text:s text:c="4"/>return 'Flask is running!'</text:span></text:p>
            <text:p text:style-name="Preformatted_20_Text"/>
            <text:p text:style-name="Preformatted_20_Text"/>
            <text:p text:style-name="Preformatted_20_Text"><text:span text:style-name="Source_20_Text">@app.route('/data')</text:span></text:p>
            <text:p text:style-name="Preformatted_20_Text"><text:span text:style-name="Source_20_Text">def names():</text:span></text:p>
            <text:p text:style-name="Preformatted_20_Text"><text:span text:style-name="Source_20_Text"><text:s text:c="4"/>data = {"names": ["John", "Jacob", "Julie", "Jennifer"]}</text:span></text:p>
            <text:p text:style-name="Preformatted_20_Text"><text:span text:style-name="Source_20_Text"><text:s text:c="4"/>return jsonify(data)</text:span></text:p>
            <text:p text:style-name="Preformatted_20_Text"/>
            <text:p text:style-name="Preformatted_20_Text"/>
            <text:p text:style-name="Preformatted_20_Text"><text:span text:style-name="Source_20_Text">if __name__ == '__main__':</text:span></text:p>
            <text:p text:style-name="P1"><text:soft-page-break/><text:span text:style-name="Source_20_Text"><text:s text:c="4"/>app.run()</text:span></text:p>
          </table:table-cell>
        </table:table-row>
      </table:table>
      <text:p text:style-name="Quotations">Within VIM, press “i” to enter the INSERT mode. Add the code, then press “escape” to leave INSERT mode to go into COMMAND mode. Finally type “:wq” to save and exit VIM.</text:p>
      <text:p text:style-name="Text_20_body">Set up a static directory-</text:p>
      <table:table table:name="Table8" table:style-name="Table8">
        <table:table-column table:style-name="Table8.A"/>
        <table:table-row>
          <table:table-cell table:style-name="Table8.A1" office:value-type="string">
            <text:p text:style-name="P1"><text:span text:style-name="Source_20_Text">$ sudo mkdir static</text:span></text:p>
          </table:table-cell>
        </table:table-row>
      </table:table>
      <text:p text:style-name="Text_20_body">-and then add an <text:span text:style-name="Emphasis">index.html</text:span> (<text:span text:style-name="Source_20_Text">sudo vim static/index.html</text:span>) file with the following html:</text:p>
      <table:table table:name="Table9" table:style-name="Table9">
        <table:table-column table:style-name="Table9.A"/>
        <table:table-row>
          <table:table-cell table:style-name="Table9.A1" office:value-type="string">
            <text:p text:style-name="P1"><text:span text:style-name="Source_20_Text">&lt;h1&gt;Test!&lt;/h1&gt;</text:span></text:p>
          </table:table-cell>
        </table:table-row>
      </table:table>
      <text:h text:style-name="Heading_20_3" text:outline-level="3"><text:bookmark text:name="Configure.nginx"/>Configure nginx</text:h>
      <text:p text:style-name="Text_20_body">Start nginx:</text:p>
      <table:table table:name="Table10" table:style-name="Table10">
        <table:table-column table:style-name="Table10.A"/>
        <table:table-row>
          <table:table-cell table:style-name="Table10.A1" office:value-type="string">
            <text:p text:style-name="P1"><text:span text:style-name="Source_20_Text">$ sudo /etc/init.d/nginx start</text:span></text:p>
          </table:table-cell>
        </table:table-row>
      </table:table>
      <text:p text:style-name="Text_20_body">Then:</text:p>
      <table:table table:name="Table11" table:style-name="Table11">
        <table:table-column table:style-name="Table11.A"/>
        <table:table-row>
          <table:table-cell table:style-name="Table11.A1" office:value-type="string">
            <text:p text:style-name="Preformatted_20_Text"><text:span text:style-name="Source_20_Text">$ sudo rm /etc/nginx/sites-enabled/default</text:span></text:p>
            <text:p text:style-name="Preformatted_20_Text"><text:span text:style-name="Source_20_Text">$ sudo touch /etc/nginx/sites-available/flask_project</text:span></text:p>
            <text:p text:style-name="P1"><text:span text:style-name="Source_20_Text">$ sudo ln -s /etc/nginx/sites-available/flask_project /etc/nginx/sites-enabled/flask_project</text:span></text:p>
          </table:table-cell>
        </table:table-row>
      </table:table>
      <text:p text:style-name="Text_20_body">Here, we remove the default nginx configuration, create a new config file (called <text:span text:style-name="Emphasis">flask_project</text:span>), and, finally, set up a symlink to the config file we just created so that nginx loads it on startup.</text:p>
      <text:p text:style-name="Text_20_body">Now, let’s add the config settings to <text:span text:style-name="Emphasis">flask_project</text:span>:</text:p>
      <table:table table:name="Table12" table:style-name="Table12">
        <table:table-column table:style-name="Table12.A"/>
        <table:table-row>
          <table:table-cell table:style-name="Table12.A1" office:value-type="string">
            <text:p text:style-name="P1"><text:span text:style-name="Source_20_Text">$ sudo vim /etc/nginx/sites-enabled/flask_project</text:span></text:p>
          </table:table-cell>
        </table:table-row>
      </table:table>
      <text:p text:style-name="Text_20_body">Add:</text:p>
      <table:table table:name="Table13" table:style-name="Table13">
        <table:table-column table:style-name="Table13.A"/>
        <table:table-row>
          <table:table-cell table:style-name="Table13.A1" office:value-type="string">
            <text:p text:style-name="Preformatted_20_Text"><text:span text:style-name="Source_20_Text">server {</text:span></text:p>
            <text:p text:style-name="Preformatted_20_Text"><text:span text:style-name="Source_20_Text"><text:s text:c="4"/>location / {</text:span></text:p>
            <text:p text:style-name="Preformatted_20_Text"><text:span text:style-name="Source_20_Text"><text:s text:c="8"/>proxy_pass http://localhost:8000;</text:span></text:p>
            <text:p text:style-name="Preformatted_20_Text"><text:span text:style-name="Source_20_Text"><text:s text:c="8"/>proxy_set_header Host $host;</text:span></text:p>
            <text:p text:style-name="Preformatted_20_Text"><text:span text:style-name="Source_20_Text"><text:s text:c="8"/>proxy_set_header X-Real-IP $remote_addr;</text:span></text:p>
            <text:p text:style-name="Preformatted_20_Text"><text:span text:style-name="Source_20_Text"><text:s text:c="4"/>}</text:span></text:p>
            <text:p text:style-name="Preformatted_20_Text"><text:span text:style-name="Source_20_Text"><text:s text:c="4"/>location /static {</text:span></text:p>
            <text:p text:style-name="Preformatted_20_Text"><text:span text:style-name="Source_20_Text"><text:s text:c="8"/>alias <text:s/>/home/www/flask_project/static/;</text:span></text:p>
            <text:p text:style-name="Preformatted_20_Text"><text:span text:style-name="Source_20_Text"><text:s text:c="4"/>}</text:span></text:p>
            <text:p text:style-name="P1"><text:span text:style-name="Source_20_Text">}</text:span></text:p>
          </table:table-cell>
        </table:table-row>
      </table:table>
      <text:p text:style-name="Text_20_body">So, HTTP requests that hit the <text:span text:style-name="Source_20_Text">/</text:span> endpoint will be ‘<text:a xlink:type="simple" xlink:href="http://en.wikipedia.org/wiki/Reverse_proxy" text:style-name="Internet_20_link" text:visited-style-name="Visited_20_Internet_20_Link">reverse proxied</text:a>’ to port 8000 on <text:span text:style-name="Source_20_Text">127.0.0.1</text:span> (or the “loopback ip” or “localhost”). This is same IP and port that gunicorn will use.</text:p>
      <text:p text:style-name="Text_20_body">We also indicate that we want nginx to directly serve the static files from the “/home/www/flask_project/static/” directory rather than routing the requests through gunicorn/WSGI. This will speed up our site’s load time since nginx knows to serve that directory directly.</text:p>
      <text:p text:style-name="Text_20_body">Restart nginx:</text:p>
      <table:table table:name="Table14" table:style-name="Table14">
        <table:table-column table:style-name="Table14.A"/>
        <table:table-row>
          <table:table-cell table:style-name="Table14.A1" office:value-type="string">
            <text:p text:style-name="P1"><text:span text:style-name="Source_20_Text">$ sudo /etc/init.d/nginx restart</text:span><text:soft-page-break/></text:p>
          </table:table-cell>
        </table:table-row>
      </table:table>
      <text:h text:style-name="Heading_20_3" text:outline-level="3"><text:bookmark text:name="Profit."/>Profit!</text:h>
      <table:table table:name="Table15" table:style-name="Table15">
        <table:table-column table:style-name="Table15.A"/>
        <table:table-row>
          <table:table-cell table:style-name="Table15.A1" office:value-type="string">
            <text:p text:style-name="Preformatted_20_Text"><text:span text:style-name="Source_20_Text">$ cd /home/www/flask_project/</text:span></text:p>
            <text:p text:style-name="P1"><text:span text:style-name="Source_20_Text">$ gunicorn app:app -b localhost:8000</text:span></text:p>
          </table:table-cell>
        </table:table-row>
      </table:table>
      <text:p text:style-name="Text_20_body">The latter command manually runs gunicorn on localhost port 8000.</text:p>
      <text:p text:style-name="Text_20_body">Open your browser and navigate to http://your_domain_name_or_ip_address.</text:p>
      <text:p text:style-name="Text_20_body">Again, you should see the “Flask is running!” message. Test out the other URL, <text:span text:style-name="Source_20_Text">/data</text:span>, as well. If you navigate to http://your_domain_name_or_ip_address/static, you should see “Test!”, indicating that we’re serving static files correctly.</text:p>
      <text:h text:style-name="Heading_20_2" text:outline-level="2"><text:bookmark text:name="Part.2.-.Supervisor"/><text:bookmark text:name="part-2--supervisor"/>Part 2 – Supervisor</text:h>
      <text:p text:style-name="Text_20_body">So, we have a working Flask app; however, there’s one problem: We have to manually (re)start gunicorn each time we make changes to our app. We can automate this with <text:a xlink:type="simple" xlink:href="http://supervisord.org/" text:style-name="Internet_20_link" text:visited-style-name="Visited_20_Internet_20_Link">Supervisor</text:a>.</text:p>
      <text:h text:style-name="Heading_20_3" text:outline-level="3"><text:bookmark text:name="Configure.Supervisor"/>Configure Supervisor</text:h>
      <text:p text:style-name="Text_20_body">SSH into your server, and then install Supervisor:</text:p>
      <table:table table:name="Table16" table:style-name="Table16">
        <table:table-column table:style-name="Table16.A"/>
        <table:table-row>
          <table:table-cell table:style-name="Table16.A1" office:value-type="string">
            <text:p text:style-name="P1"><text:span text:style-name="Source_20_Text">$ sudo apt-get install -y supervisor</text:span></text:p>
          </table:table-cell>
        </table:table-row>
      </table:table>
      <text:p text:style-name="Text_20_body">Now create a configuration file:</text:p>
      <table:table table:name="Table17" table:style-name="Table17">
        <table:table-column table:style-name="Table17.A"/>
        <table:table-row>
          <table:table-cell table:style-name="Table17.A1" office:value-type="string">
            <text:p text:style-name="P1"><text:span text:style-name="Source_20_Text">$ sudo vim /etc/supervisor/conf.d/flask_project.conf</text:span></text:p>
          </table:table-cell>
        </table:table-row>
      </table:table>
      <text:p text:style-name="Text_20_body">Add:</text:p>
      <table:table table:name="Table18" table:style-name="Table18">
        <table:table-column table:style-name="Table18.A"/>
        <table:table-row>
          <table:table-cell table:style-name="Table18.A1" office:value-type="string">
            <text:p text:style-name="Preformatted_20_Text"><text:span text:style-name="Source_20_Text">[program:flask_project]</text:span></text:p>
            <text:p text:style-name="Preformatted_20_Text"><text:span text:style-name="Source_20_Text">command = gunicorn app:app -b localhost:8000</text:span></text:p>
            <text:p text:style-name="Preformatted_20_Text"><text:span text:style-name="Source_20_Text">directory = /home/www/flask_project</text:span></text:p>
            <text:p text:style-name="P1"><text:span text:style-name="Source_20_Text">user = newuser</text:span></text:p>
          </table:table-cell>
        </table:table-row>
      </table:table>
      <text:h text:style-name="Heading_20_3" text:outline-level="3"><text:bookmark text:name="Profit.1"/>Profit!</text:h>
      <text:p text:style-name="Text_20_body">Stop gunicorn:</text:p>
      <table:table table:name="Table19" table:style-name="Table19">
        <table:table-column table:style-name="Table19.A"/>
        <table:table-row>
          <table:table-cell table:style-name="Table19.A1" office:value-type="string">
            <text:p text:style-name="P1"><text:span text:style-name="Source_20_Text">$ sudo pkill gunicorn</text:span></text:p>
          </table:table-cell>
        </table:table-row>
      </table:table>
      <text:p text:style-name="Text_20_body">Start gunicorn with supervisor:</text:p>
      <table:table table:name="Table20" table:style-name="Table20">
        <table:table-column table:style-name="Table20.A"/>
        <table:table-row>
          <table:table-cell table:style-name="Table20.A1" office:value-type="string">
            <text:p text:style-name="Preformatted_20_Text"><text:span text:style-name="Source_20_Text">$ sudo supervisorctl reread</text:span></text:p>
            <text:p text:style-name="Preformatted_20_Text"><text:span text:style-name="Source_20_Text">$ sudo supervisorctl update</text:span></text:p>
            <text:p text:style-name="P1"><text:span text:style-name="Source_20_Text">$ sudo supervisorctl start flask_project</text:span></text:p>
          </table:table-cell>
        </table:table-row>
      </table:table>
      <text:p text:style-name="Text_20_body">Make sure your app is still running at http://your_domain_name_or_ip_address. Check out the Supervisor <text:a xlink:type="simple" xlink:href="http://supervisord.org/index.html" text:style-name="Internet_20_link" text:visited-style-name="Visited_20_Internet_20_Link">documentation</text:a> for custom configuration info.</text:p>
      <text:h text:style-name="Heading_20_2" text:outline-level="2"><text:bookmark text:name="Part.3.-.Deployment"/><text:bookmark text:name="part-3--deployment"/><text:soft-page-break/>Part 3 – Deployment</text:h>
      <text:p text:style-name="Text_20_body">In this final part, we’ll look at using a post-receive <text:a xlink:type="simple" xlink:href="http://git-scm.com/book/en/Customizing-Git-Git-Hooks" text:style-name="Internet_20_link" text:visited-style-name="Visited_20_Internet_20_Link">Git Hook</text:a> along with Git, of course, to simplify the deployment process.</text:p>
      <text:p text:style-name="Text_20_body"><draw:frame draw:style-name="fr1" draw:name="graphics3" text:anchor-type="as-char" svg:width="10.716cm" svg:height="8.989cm" draw:z-index="2"><draw:image xlink:href="../flaskServerSetup_files/githooks2.jpg" xlink:type="simple" xlink:show="embed" xlink:actuate="onLoad"/><svg:title>githooks</svg:title></draw:frame></text:p>
      <text:h text:style-name="Heading_20_3" text:outline-level="3"><text:bookmark text:name="Configure.Git"/>Configure Git</text:h>
      <text:p text:style-name="Text_20_body">Again, SSH into the remote server. And then install Git:</text:p>
      <table:table table:name="Table21" table:style-name="Table21">
        <table:table-column table:style-name="Table21.A"/>
        <table:table-row>
          <table:table-cell table:style-name="Table21.A1" office:value-type="string">
            <text:p text:style-name="P1"><text:span text:style-name="Source_20_Text">$ sudo apt-get install -y git</text:span></text:p>
          </table:table-cell>
        </table:table-row>
      </table:table>
      <text:p text:style-name="Text_20_body">Now run the following commands to set up a bare Git repo that we can push to:</text:p>
      <table:table table:name="Table22" table:style-name="Table22">
        <table:table-column table:style-name="Table22.A"/>
        <table:table-row>
          <table:table-cell table:style-name="Table22.A1" office:value-type="string">
            <text:p text:style-name="Preformatted_20_Text"><text:span text:style-name="Source_20_Text">$ sudo mkdir /home/git &amp;&amp; cd /home/git</text:span></text:p>
            <text:p text:style-name="Preformatted_20_Text"><text:span text:style-name="Source_20_Text">$ sudo mkdir flask_project.git &amp;&amp; cd flask_project.git</text:span></text:p>
            <text:p text:style-name="P1"><text:span text:style-name="Source_20_Text">$ sudo git init --bare</text:span></text:p>
          </table:table-cell>
        </table:table-row>
      </table:table>
      <text:p text:style-name="Quotations">Quick tip: displaying the git branch on your prompt will help remind you of where you are at while trekking through the terminal.</text:p>
      <text:p text:style-name="Quotations">Consider adding this to your bash profile on production:</text:p>
      <text:p text:style-name="P2"><text:span text:style-name="Source_20_Text">parse_git_branch() {</text:span></text:p>
      <text:p text:style-name="P2"><text:span text:style-name="Source_20_Text"><text:s text:c="4"/>git branch 2&gt; /dev/null | sed -e '/^[^*]/d' -e 's/* \(.*\)/ (\1)/'</text:span></text:p>
      <text:p text:style-name="P2"><text:span text:style-name="Source_20_Text">}</text:span></text:p>
      <text:p text:style-name="P2"/>
      <text:p text:style-name="P3"><text:span text:style-name="Source_20_Text">export PS1="\u@\h \W\[\033[32m\]\$(parse_git_branch)\[\033[00m\] $ "</text:span></text:p>
      <text:h text:style-name="Heading_20_3" text:outline-level="3"><text:bookmark text:name="Configure.the.Post-Receive.Hook"/>Configure the Post-Receive Hook</text:h>
      <table:table table:name="Table23" table:style-name="Table23">
        <table:table-column table:style-name="Table23.A"/>
        <table:table-row>
          <table:table-cell table:style-name="Table23.A1" office:value-type="string">
            <text:p text:style-name="P1"><text:span text:style-name="Source_20_Text">$ sudo vim hooks/post-receive</text:span></text:p>
          </table:table-cell>
        </table:table-row>
      </table:table>
      <text:p text:style-name="Text_20_body"><text:soft-page-break/>Add:</text:p>
      <table:table table:name="Table24" table:style-name="Table24">
        <table:table-column table:style-name="Table24.A"/>
        <table:table-row>
          <table:table-cell table:style-name="Table24.A1" office:value-type="string">
            <text:p text:style-name="Preformatted_20_Text"><text:span text:style-name="Source_20_Text">#!/bin/sh</text:span></text:p>
            <text:p text:style-name="P1"><text:span text:style-name="Source_20_Text">GIT_WORK_TREE=/home/www/flask_project git checkout -f</text:span></text:p>
          </table:table-cell>
        </table:table-row>
      </table:table>
      <text:p text:style-name="Text_20_body">Now on every push, the new files will copy over to the app directory, “/home/www/flask_project”.</text:p>
      <text:p text:style-name="Text_20_body">Then make the file executable:</text:p>
      <table:table table:name="Table25" table:style-name="Table25">
        <table:table-column table:style-name="Table25.A"/>
        <table:table-row>
          <table:table-cell table:style-name="Table25.A1" office:value-type="string">
            <text:p text:style-name="P1"><text:span text:style-name="Source_20_Text">$ sudo chmod +x hooks/post-receive</text:span></text:p>
          </table:table-cell>
        </table:table-row>
      </table:table>
      <text:h text:style-name="Heading_20_3" text:outline-level="3"><text:bookmark text:name="Profit.2"/>Profit!</text:h>
      <text:p text:style-name="Text_20_body">Back in your local Flask directory (“flask_project”) add a new Git repo along with the following remote:</text:p>
      <table:table table:name="Table26" table:style-name="Table26">
        <table:table-column table:style-name="Table26.A"/>
        <table:table-row>
          <table:table-cell table:style-name="Table26.A1" office:value-type="string">
            <text:p text:style-name="Preformatted_20_Text"><text:span text:style-name="Source_20_Text">$ git init</text:span></text:p>
            <text:p text:style-name="P1"><text:span text:style-name="Source_20_Text">$ git remote add production root@&lt;your_ip_or_domain&gt;:/home/git/flask_project.git</text:span></text:p>
          </table:table-cell>
        </table:table-row>
      </table:table>
      <text:p text:style-name="Quotations">Make sure to update the IP or domain name.</text:p>
      <text:p text:style-name="Text_20_body">Make some changes to your code in the <text:span text:style-name="Emphasis">app.py</text:span> file:</text:p>
      <table:table table:name="Table27" table:style-name="Table27">
        <table:table-column table:style-name="Table27.A"/>
        <table:table-row>
          <table:table-cell table:style-name="Table27.A1" office:value-type="string">
            <text:p text:style-name="Preformatted_20_Text"><text:span text:style-name="Source_20_Text">@app.route('/data')</text:span></text:p>
            <text:p text:style-name="Preformatted_20_Text"><text:span text:style-name="Source_20_Text">def names():</text:span></text:p>
            <text:p text:style-name="Preformatted_20_Text"><text:span text:style-name="Source_20_Text"><text:s text:c="4"/>data = {</text:span></text:p>
            <text:p text:style-name="Preformatted_20_Text"><text:span text:style-name="Source_20_Text"><text:s text:c="8"/>"first_names": ["John", "Jacob", "Julie", "Jennifer"],</text:span></text:p>
            <text:p text:style-name="Preformatted_20_Text"><text:span text:style-name="Source_20_Text"><text:s text:c="8"/>"last_names": ["Connor", "Johnson", "Cloud", "Ray"]</text:span></text:p>
            <text:p text:style-name="Preformatted_20_Text"><text:span text:style-name="Source_20_Text"><text:s text:c="4"/>}</text:span></text:p>
            <text:p text:style-name="P1"><text:span text:style-name="Source_20_Text"><text:s text:c="4"/>return jsonify(data)</text:span></text:p>
          </table:table-cell>
        </table:table-row>
      </table:table>
      <text:p text:style-name="Text_20_body">Commit your local changes, then push:</text:p>
      <table:table table:name="Table28" table:style-name="Table28">
        <table:table-column table:style-name="Table28.A"/>
        <table:table-row>
          <table:table-cell table:style-name="Table28.A1" office:value-type="string">
            <text:p text:style-name="Preformatted_20_Text"><text:span text:style-name="Source_20_Text">$ git add -A</text:span></text:p>
            <text:p text:style-name="Preformatted_20_Text"><text:span text:style-name="Source_20_Text">$ git commit -am "initial"</text:span></text:p>
            <text:p text:style-name="P1"><text:span text:style-name="Source_20_Text">$ git push production master</text:span></text:p>
          </table:table-cell>
        </table:table-row>
      </table:table>
      <text:p text:style-name="Text_20_body">SSH into your server and restart gunicorn via Supervisor:</text:p>
      <table:table table:name="Table29" table:style-name="Table29">
        <table:table-column table:style-name="Table29.A"/>
        <table:table-row>
          <table:table-cell table:style-name="Table29.A1" office:value-type="string">
            <text:p text:style-name="P1"><text:span text:style-name="Source_20_Text">$ sudo supervisorctl restart flask_project</text:span></text:p>
          </table:table-cell>
        </table:table-row>
      </table:table>
      <text:p text:style-name="Text_20_body">Check out your changes at http://your_domain_name_or_ip_address/data.</text:p>
      <text:h text:style-name="Heading_20_2" text:outline-level="2"><text:bookmark text:name="Part.4.-.Automating"/><text:bookmark text:name="part-4--automating"/>Part 4 – Automating</text:h>
      <text:p text:style-name="Text_20_body">Do you really want to manually configure a server? Sure, it’s great for learning, but it’s super tedious, as you can tell. Fortunately, we’ve automated the process with <text:a xlink:type="simple" xlink:href="http://www.fabfile.org/" text:style-name="Internet_20_link" text:visited-style-name="Visited_20_Internet_20_Link">Fabric</text:a>. Along with setting up nginx, gunicorn, Supervisor, and Git, the script creates a basic Flask app, which is specific to the project that we’ve been working with. You can easily customize this to meet your own specific needs.</text:p>
      <text:p text:style-name="Quotations">You should remove the username and password from the file and either place them in a separate config file that stays out of version control or set up SSH keys on the remote server so that you do not need a password to login. Also, be sure to update the <text:span text:style-name="Source_20_Text">env.hosts</text:span> variable to your IP or domain name.</text:p>
      <text:h text:style-name="Heading_20_3" text:outline-level="3"><text:bookmark text:name="Setup"/><text:soft-page-break/>Setup</text:h>
      <text:p text:style-name="Text_20_body">To test this script (<text:span text:style-name="Emphasis">fabfile.py</text:span>) clone the <text:a xlink:type="simple" xlink:href="https://github.com/realpython/flask-deploy" text:style-name="Internet_20_link" text:visited-style-name="Visited_20_Internet_20_Link">repo</text:a> and start with a clean, freshly provisioned server with Ubuntu 14.04. Then navigate to the “flask-deploy” directory. To set up the basic configuration on the remote server as well as your app, run the following command:</text:p>
      <table:table table:name="Table30" table:style-name="Table30">
        <table:table-column table:style-name="Table30.A"/>
        <table:table-row>
          <table:table-cell table:style-name="Table30.A1" office:value-type="string">
            <text:p text:style-name="P1"><text:span text:style-name="Source_20_Text">$ fab create</text:span></text:p>
          </table:table-cell>
        </table:table-row>
      </table:table>
      <text:p text:style-name="Text_20_body">Your app should now be live. Test this out in your browser.</text:p>
      <text:h text:style-name="Heading_20_3" text:outline-level="3"><text:bookmark text:name="Deployment"/>Deployment</text:h>
      <text:p text:style-name="Text_20_body">Want to set up deployment with Git Hooks? Initialize a local repo within your Flask project directory (if necessary). Then make some local changes to your Flask app, and run the following command to deploy:</text:p>
      <table:table table:name="Table31" table:style-name="Table31">
        <table:table-column table:style-name="Table31.A"/>
        <table:table-row>
          <table:table-cell table:style-name="Table31.A1" office:value-type="string">
            <text:p text:style-name="P1"><text:span text:style-name="Source_20_Text">$ fab deploy</text:span></text:p>
          </table:table-cell>
        </table:table-row>
      </table:table>
      <text:p text:style-name="Text_20_body">Check your app again in the browser. Make sure your changes show up.</text:p>
      <text:h text:style-name="Heading_20_3" text:outline-level="3"><text:bookmark text:name="Status.Check"/>Status Check</text:h>
      <text:p text:style-name="Text_20_body">Finally, you can check that the Supervisor process is running correctly, to ensure that your app is live, with the following command:</text:p>
      <table:table table:name="Table32" table:style-name="Table32">
        <table:table-column table:style-name="Table32.A"/>
        <table:table-row>
          <table:table-cell table:style-name="Table32.A1" office:value-type="string">
            <text:p text:style-name="P1"><text:span text:style-name="Source_20_Text">$ fab status</text:span></text:p>
          </table:table-cell>
        </table:table-row>
      </table:table>
      <text:p text:style-name="Text_20_body">Again, this script is specific to your project at hand. You can customize this to your own needs by updating the config section and altering the tasks as necessary.</text:p>
      <text:h text:style-name="Heading_20_3" text:outline-level="3"><text:bookmark text:name="Rollback"/>Rollback</text:h>
      <text:p text:style-name="Text_20_body">To err is human…</text:p>
      <text:p text:style-name="Text_20_body">Things are bound to go wrong from time to time once you have code on production. Everything may work well on your local development environment only to crash in production. So it’s important to have a strategy in place to quickly revert a Git commit. Take a quick look at the <text:span text:style-name="Source_20_Text">rollback</text:span> task from the <text:span text:style-name="Emphasis">fabfile.py</text:span>, which allows you to revert changes quickly to get a working app back up.</text:p>
      <text:p text:style-name="Text_20_body">Test it out by purposely breaking your code and then deploying to production, and then run:</text:p>
      <table:table table:name="Table33" table:style-name="Table33">
        <table:table-column table:style-name="Table33.A"/>
        <table:table-row>
          <table:table-cell table:style-name="Table33.A1" office:value-type="string">
            <text:p text:style-name="P1"><text:span text:style-name="Source_20_Text">$ fab rollback</text:span></text:p>
          </table:table-cell>
        </table:table-row>
      </table:table>
      <text:p text:style-name="Text_20_body">You can then update your code locally to fix the bugs, and then re-deploy.</text:p>
      <text:p text:style-name="Text_20_body"><text:bookmark text:name="Example.Video"/><text:bookmark text:name="example-vide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incent Roy</meta:initial-creator>
    <meta:creation-date>2015-06-13T17:49:47</meta:creation-date>
    <meta:document-statistic meta:table-count="33" meta:image-count="3" meta:object-count="0" meta:page-count="8" meta:paragraph-count="181" meta:word-count="1583" meta:character-count="9910"/>
    <dc:date>2015-06-13T17:50:36</dc:date>
    <dc:creator>Vincent Roy</dc:creator>
    <meta:editing-duration>PT51S</meta:editing-duration>
    <meta:editing-cycles>1</meta:editing-cycles>
    <meta:generator>OpenOffice/4.1.0$Unix OpenOffice.org_project/410m18$Build-9764</meta:generator>
  </office:meta>
</office:document-meta>
</file>